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151b" officeooo:paragraph-rsid="001b15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fasfasfasfasf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6T22:29:42.459000000</meta:creation-date>
    <dc:date>2021-07-16T22:29:50.954000000</dc:date>
    <meta:editing-duration>PT9S</meta:editing-duration>
    <meta:editing-cycles>1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1" meta:word-count="1" meta:character-count="16" meta:non-whitespace-character-count="16"/>
  </office:meta>
</office:document-meta>
</file>